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 table:number-rows-repeated="10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39" calcext:value-type="float">
            <text:p>139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18:09:29.4823288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30T18:10:35.923466587</dc:date>
    <meta:editing-duration>PT18H7M20S</meta:editing-duration>
    <meta:editing-cycles>82</meta:editing-cycles>
    <meta:generator>LibreOffice/6.0.7.3$Linux_X86_64 LibreOffice_project/00m0$Build-3</meta:generator>
    <meta:document-statistic meta:table-count="1" meta:cell-count="111" meta:object-count="0"/>
  </office:meta>
</office:document-meta>
</file>